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99167" officeooo:paragraph-rsid="00199167" style:font-size-asian="10.5pt" style:font-size-complex="10.5pt"/>
    </style:style>
    <style:style style:name="P2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b7e43" officeooo:paragraph-rsid="001b7e43" style:font-size-asian="10.5pt" style:font-size-complex="10.5pt"/>
    </style:style>
    <style:style style:name="P3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b7e43" officeooo:paragraph-rsid="001d45d5" style:font-size-asian="10.5pt" style:font-size-complex="10.5pt"/>
    </style:style>
    <style:style style:name="P4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d45d5" officeooo:paragraph-rsid="001d45d5" style:font-size-asian="10.5pt" style:font-size-complex="10.5pt"/>
    </style:style>
    <style:style style:name="P5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1f313a" officeooo:paragraph-rsid="001f313a" style:font-size-asian="10.5pt" style:font-size-complex="10.5pt"/>
    </style:style>
    <style:style style:name="P6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0023a" officeooo:paragraph-rsid="0020023a" style:font-size-asian="10.5pt" style:font-size-complex="10.5pt"/>
    </style:style>
    <style:style style:name="P7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21d3a" officeooo:paragraph-rsid="00221d3a" style:font-size-asian="10.5pt" style:font-size-complex="10.5pt"/>
    </style:style>
    <style:style style:name="P8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31a29" officeooo:paragraph-rsid="00231a29" style:font-size-asian="10.5pt" style:font-size-complex="10.5pt"/>
    </style:style>
    <style:style style:name="P9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392b1" officeooo:paragraph-rsid="002392b1" style:font-size-asian="10.5pt" style:font-size-complex="10.5pt"/>
    </style:style>
    <style:style style:name="P10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5a208" officeooo:paragraph-rsid="0025a208" style:font-size-asian="10.5pt" style:font-size-complex="10.5pt"/>
    </style:style>
    <style:style style:name="P11" style:family="paragraph" style:parent-style-name="Standard">
      <style:paragraph-properties style:writing-mode="lr-tb"/>
      <style:text-properties style:font-name="Carlito" fo:font-size="10.5pt" fo:language="ru" fo:country="RU" fo:font-weight="bold" officeooo:rsid="00199167" officeooo:paragraph-rsid="0019916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style:writing-mode="lr-tb"/>
      <style:text-properties style:font-name="Carlito" fo:font-size="10.5pt" fo:language="ru" fo:country="RU" officeooo:rsid="00199167" officeooo:paragraph-rsid="00199167" fo:background-color="#ffff00" style:font-size-asian="10.5pt" style:font-size-complex="10.5pt"/>
    </style:style>
    <style:style style:name="P13" style:family="paragraph" style:parent-style-name="Standard">
      <style:paragraph-properties style:writing-mode="lr-tb"/>
      <style:text-properties style:font-name="Carlito" fo:font-size="10.5pt" fo:language="ru" fo:country="RU" officeooo:rsid="0025e5c0" officeooo:paragraph-rsid="0025e5c0" fo:background-color="#ffff00" style:font-size-asian="10.5pt" style:font-size-complex="10.5pt"/>
    </style:style>
    <style:style style:name="P14" style:family="paragraph" style:parent-style-name="Standard">
      <style:paragraph-properties style:writing-mode="lr-tb"/>
      <style:text-properties style:font-name="Carlito" fo:font-size="10.5pt" fo:language="ru" fo:country="RU" officeooo:rsid="0025e5c0" officeooo:paragraph-rsid="0025e5c0" style:font-size-asian="10.5pt" style:font-size-complex="10.5pt"/>
    </style:style>
    <style:style style:name="P15" style:family="paragraph" style:parent-style-name="Standard">
      <style:paragraph-properties fo:margin-left="0.2917in" fo:margin-right="0in" fo:text-indent="0in" style:auto-text-indent="false" style:writing-mode="lr-tb"/>
      <style:text-properties style:font-name="Carlito" fo:font-size="10.5pt" fo:language="ru" fo:country="RU" officeooo:rsid="0025e5c0" officeooo:paragraph-rsid="0025e5c0" style:font-size-asian="10.5pt" style:font-size-complex="10.5pt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1d45d5" officeooo:paragraph-rsid="001d45d5" fo:background-color="#ffff00" style:font-size-asian="10.5pt" style:font-size-complex="10.5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0023a" officeooo:paragraph-rsid="0020023a" fo:background-color="#ffff00" style:font-size-asian="10.5pt" style:font-size-complex="10.5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21d3a" officeooo:paragraph-rsid="0020023a" fo:background-color="#ffff00" style:font-size-asian="10.5pt" style:font-size-complex="10.5pt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31a29" officeooo:paragraph-rsid="00231a29" fo:background-color="#ffff00" style:font-size-asian="10.5pt" style:font-size-complex="10.5pt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392b1" officeooo:paragraph-rsid="002392b1" fo:background-color="#ffff00" style:font-size-asian="10.5pt" style:font-size-complex="10.5pt"/>
    </style:style>
    <style:style style:name="P21" style:family="paragraph" style:parent-style-name="Standard">
      <style:paragraph-properties fo:margin-left="0in" fo:margin-right="0in" fo:text-indent="0in" style:auto-text-indent="false" style:writing-mode="lr-tb"/>
      <style:text-properties style:font-name="Carlito" fo:font-size="10.5pt" fo:language="ru" fo:country="RU" officeooo:rsid="0025a208" officeooo:paragraph-rsid="0025a208" fo:background-color="#ffff00" style:font-size-asian="10.5pt" style:font-size-complex="10.5pt"/>
    </style:style>
    <style:style style:name="P22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0023a" officeooo:paragraph-rsid="0020023a" style:font-size-asian="10.5pt" style:font-size-complex="10.5pt"/>
    </style:style>
    <style:style style:name="P23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21d3a" officeooo:paragraph-rsid="00221d3a" style:font-size-asian="10.5pt" style:font-size-complex="10.5pt"/>
    </style:style>
    <style:style style:name="P24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31a29" officeooo:paragraph-rsid="00231a29" style:font-size-asian="10.5pt" style:font-size-complex="10.5pt"/>
    </style:style>
    <style:style style:name="P25" style:family="paragraph" style:parent-style-name="Standard">
      <style:paragraph-properties fo:margin-left="0.5835in" fo:margin-right="0in" fo:text-indent="0in" style:auto-text-indent="false" style:writing-mode="lr-tb"/>
      <style:text-properties style:font-name="Carlito" fo:font-size="10.5pt" fo:language="ru" fo:country="RU" officeooo:rsid="002392b1" officeooo:paragraph-rsid="002392b1" style:font-size-asian="10.5pt" style:font-size-complex="10.5pt"/>
    </style:style>
    <style:style style:name="P26" style:family="paragraph" style:parent-style-name="Standard">
      <style:paragraph-properties fo:margin-left="0.8752in" fo:margin-right="0in" fo:text-indent="0in" style:auto-text-indent="false" style:writing-mode="lr-tb"/>
      <style:text-properties style:font-name="Carlito" fo:font-size="10.5pt" fo:language="ru" fo:country="RU" officeooo:rsid="00221d3a" officeooo:paragraph-rsid="00221d3a" style:font-size-asian="10.5pt" style:font-size-complex="10.5pt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officeooo:rsid="0025e5c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Краткие содержания 10 класс часть 1</text:p>
      <text:p text:style-name="P12">Вопрос 1</text:p>
      <text:p text:style-name="P1"><text:span text:style-name="T3">МКТ</text:span> — учение о <text:span text:style-name="T2">строении и физических свойствах веществ на основе их молекулярного строения.</text:span></text:p>
      <text:p text:style-name="P1">Три положения МКТ</text:p>
      <text:p text:style-name="P1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2">Силы взаимодействия молекул: притяжения — ориентационные, индукционные, дисперсионные; отталкивания</text:p>
      <text:p text:style-name="P2">График сил отталкивания и притяжения от расстояния</text:p>
      <text:p text:style-name="P3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16">Вопрос 2</text:p>
      <text:p text:style-name="P4">ИГ с точки зрения МКТ — (4)</text:p>
      <text:p text:style-name="P5">Давление ИГ</text:p>
      <text:p text:style-name="P5">Вывод основного уравнения МКТ: изменение импульса, давление, усреднение скорости, количество, направление</text:p>
      <text:p text:style-name="P17">Вопрос 3</text:p>
      <text:p text:style-name="P6">ИГ — определение, 4 пункта</text:p>
      <text:p text:style-name="P6">Закон Максвелла о распределении молекул по скоростям:</text:p>
      <text:p text:style-name="P22">вертикальный столб, пропорциональность производной, барометрическая формула, распределение Больцмана, распределение по проекции на ось, находим вероятность нахождения в интервале данной скорости, распределение по трем проекциям, по модулю</text:p>
      <text:p text:style-name="P6">Наиболее вероятная скорость через взятие производной</text:p>
      <text:p text:style-name="P6">Опыт Штерна — вычисляем скорость через длину дуги смещения</text:p>
      <text:p text:style-name="P18">Вопрос 4</text:p>
      <text:p text:style-name="P7">Температура, ТДС, классификация (открытая; закрытая: адиабатная, замкнутая; изолированная) </text:p>
      <text:p text:style-name="P7">Способы измерения температуры:</text:p>
      <text:p text:style-name="P23">Контактный</text:p>
      <text:p text:style-name="P26">Основан на ТД равновесии, определение ТД равновесия, нулевое начало</text:p>
      <text:p text:style-name="P26">Первый термометр, жидкостный, механический, газовый, электронный</text:p>
      <text:p text:style-name="P23">Бесконтактный</text:p>
      <text:p text:style-name="P26">Основан на измерении теплового излучения</text:p>
      <text:p text:style-name="P26">Оптический, радиационный, цветовой</text:p>
      <text:p text:style-name="P7">Абсолютная температура, три шкалы</text:p>
      <text:p text:style-name="P7">Уравнение состояния ИГ (+Клапейрона-Менделеева)</text:p>
      <text:p text:style-name="P7">МКТ толкование (замена на кинетическую энергию)</text:p>
      <text:p text:style-name="P19">Вопрос 5</text:p>
      <text:p text:style-name="P8">Термодинамика, ТДС, макроскопическое тело, макропараметры</text:p>
      <text:p text:style-name="P8">Равновесное / неравновесное состояния, классификация ТДС</text:p>
      <text:p text:style-name="P8">Три постулата ТД</text:p>
      <text:p text:style-name="P8">Полная, внутренняя, потенциальная энергии</text:p>
      <text:p text:style-name="P8">ИГ, внутренняя энергия ИГ, число степеней свободы, <text:span text:style-name="T4">«разноатомный»</text:span> газ</text:p>
      <text:p text:style-name="P8">Способы изменения внутренней энергии ИГ</text:p>
      <text:p text:style-name="P24">Работа — изопроцессы</text:p>
      <text:p text:style-name="P24">Теплопередача — количество теплоты, уравнение теплового баланса</text:p>
      <text:p text:style-name="P8">Первый закон термодинамики, применение</text:p>
      <text:p text:style-name="P20">Вопрос 6</text:p>
      <text:p text:style-name="P9">Изопроцесс</text:p>
      <text:p text:style-name="P25">Изотермический — закон Бойля-Мариотта, изотерма, МКТ обоснование</text:p>
      <text:p text:style-name="P25">Изобарный — закон Гей-Люссака (2 формы), изобара, МКТ обоснование</text:p>
      <text:p text:style-name="P25">Изохорный — закон Шарля (2 формы), изохора, МКТ обоснование</text:p>
      <text:p text:style-name="P9">Уравнение Клапейрона из изотермы и изобары, далее по закону Авогадро получаем коэффициент пропорциональности <text:span text:style-name="T5">R, </text:span>переходим к объему, получаем уравнение Клапейрона-Менделеева </text:p>
      <text:p text:style-name="P21">Вопрос 7</text:p>
      <text:p text:style-name="P10">Классификация твердых тел (Аморфные, Кристаллические — моно, поли)</text:p>
      <text:p text:style-name="P10">Свойства кристаллов (полиморфизм, анизотропия)</text:p>
      <text:p text:style-name="P10">Кристаллическая решетка — виды, примеры, строение</text:p>
      <text:p text:style-name="P10">Дефекты в кристаллах — точечные (+дифузия), линейные (краевая, винтовая)</text:p>
      <text:p text:style-name="P10">Свойства аморфных тел (изотропность, изменение формы, переход в кристаллы)</text:p>
      <text:p text:style-name="P10">Деформация, три вида, различные «по направлениям»</text:p>
      <text:p text:style-name="P10">Сила упругости, природа сил упругости, закон Гука, </text:p>
      <text:p text:style-name="P10"><text:tab/>относительное удлинение, механическое напряжение, модуль Юнга, вторая формулировка закона Гука</text:p>
      <text:p text:style-name="P10">Диаграмма растяжений, предел пропорциональности, упругости, текучести, прочности</text:p>
      <text:p text:style-name="P10">Запас прочности, вывод фор<text:span text:style-name="T6">м</text:span>улы коэффициента</text:p>
      <text:p text:style-name="P14"/>
      <text:p text:style-name="P13"><text:soft-page-break/>Вопрос 8</text:p>
      <text:p text:style-name="P15">Разница между крайними и внутренними молекулами</text:p>
      <text:p text:style-name="P15">Поверхностная энергия, пропорциональность площади</text:p>
      <text:p text:style-name="P15">Коэффициент поверхностного натяжения (поверхностное натяжение), сила ПН.</text:p>
      <text:p text:style-name="P15">Вывод формулы<draw:frame draw:style-name="fr1" draw:name="Object1" text:anchor-type="as-char" svg:y="-0.1563in" svg:width="0.3425in" svg:height="0.2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Смачвание, несмачивание, определения</text:p>
      <text:p text:style-name="P15">Краевой угол</text:p>
      <text:p text:style-name="P15">Капилярные явления, мениск</text:p>
      <text:p text:style-name="P15">Лаласово давление, вывод формулы<draw:frame draw:style-name="fr1" draw:name="Object2" text:anchor-type="as-char" svg:y="-0.1626in" svg:width="0.611in" svg:height="0.229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5">Высота столба жидкости через радиус труб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043in" fo:margin-bottom="0.2146in" fo:margin-left="0.1374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5T19:48:16.844346218</dc:date>
    <meta:editing-duration>PT7H8M42S</meta:editing-duration>
    <meta:editing-cycles>7</meta:editing-cycles>
    <meta:generator>LibreOffice/4.3.3.2$Linux_x86 LibreOffice_project/430m0$Build-2</meta:generator>
    <meta:document-statistic meta:table-count="0" meta:image-count="0" meta:object-count="2" meta:page-count="2" meta:paragraph-count="67" meta:word-count="396" meta:character-count="3392" meta:non-whitespace-character-count="3043"/>
  </office:meta>
</office:document-meta>
</file>

<file path=Object 1/content.xml><?xml version="1.0" encoding="utf-8"?>
<math xmlns="http://www.w3.org/1998/Math/MathML" display="block">
  <semantics>
    <mstyle mathsize="7pt">
      <mrow>
        <mi mathvariant="normal">σ</mi>
        <mo stretchy="false">=</mo>
        <mfrac>
          <msub>
            <mi>F</mi>
            <mn>1</mn>
          </msub>
          <mi>l</mi>
        </mfrac>
      </mrow>
    </mstyle>
    <annotation encoding="StarMath 5.0">size 7{%sigma = F_1 over l}</annotation>
  </semantics>
</math>
</file>

<file path=Object 2/content.xml><?xml version="1.0" encoding="utf-8"?>
<math xmlns="http://www.w3.org/1998/Math/MathML" display="block">
  <semantics>
    <mrow>
      <msub>
        <mi>p</mi>
        <mi mathvariant="italic">изб</mi>
      </msub>
      <mo stretchy="false">=</mo>
      <mstyle mathsize="7pt">
        <mfrac>
          <mrow>
            <mn>2</mn>
            <mi mathvariant="normal">σ</mi>
          </mrow>
          <mi>r</mi>
        </mfrac>
      </mstyle>
    </mrow>
    <annotation encoding="StarMath 5.0">p_изб =  size 7{ {2 %sigma}over r }</annotation>
  </semantics>
</math>
</file>